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 whom it my concern,</text:p>
      <text:p text:style-name="Standard"/>
      <text:p text:style-name="Standard">I would love to discuss bringing my 10 plus years of exerience in this role to UNG with you.</text:p>
      <text:p text:style-name="Standard"/>
      <text:p text:style-name="Standard">Thank you,</text:p>
      <text:p text:style-name="Standard">Joshua</text:p>
      <text:p text:style-name="Standard">706-400058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hua Sharp</meta:initial-creator>
    <meta:creation-date>2021-06-23T16:02:05</meta:creation-date>
    <dc:date>2021-06-23T16:07:19</dc:date>
    <dc:creator>Joshua Sharp</dc:creator>
    <meta:editing-duration>PT5M16S</meta:editing-duration>
    <meta:editing-cycles>2</meta:editing-cycles>
    <meta:generator>OpenOffice/4.1.6$Unix OpenOffice.org_project/416m1$Build-9790</meta:generator>
    <meta:document-statistic meta:table-count="0" meta:image-count="0" meta:object-count="0" meta:page-count="1" meta:paragraph-count="5" meta:word-count="28" meta:character-count="141"/>
  </office:meta>
</office:document-meta>
</file>